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9.999cm" style:rel-column-width="23824*"/>
    </style:style>
    <style:style style:name="Table2.B" style:family="table-column">
      <style:table-column-properties style:column-width="3.507cm" style:rel-column-width="8354*"/>
    </style:style>
    <style:style style:name="Table2.C" style:family="table-column">
      <style:table-column-properties style:column-width="14cm" style:rel-column-width="3335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7.506cm" table:align="margins"/>
    </style:style>
    <style:style style:name="Table3.A" style:family="table-column">
      <style:table-column-properties style:column-width="9.999cm" style:rel-column-width="23824*"/>
    </style:style>
    <style:style style:name="Table3.B" style:family="table-column">
      <style:table-column-properties style:column-width="3.507cm" style:rel-column-width="8354*"/>
    </style:style>
    <style:style style:name="Table3.C" style:family="table-column">
      <style:table-column-properties style:column-width="14cm" style:rel-column-width="3335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27.506cm" table:align="margins"/>
    </style:style>
    <style:style style:name="Table4.A" style:family="table-column">
      <style:table-column-properties style:column-width="9.999cm" style:rel-column-width="23824*"/>
    </style:style>
    <style:style style:name="Table4.B" style:family="table-column">
      <style:table-column-properties style:column-width="3.507cm" style:rel-column-width="8354*"/>
    </style:style>
    <style:style style:name="Table4.C" style:family="table-column">
      <style:table-column-properties style:column-width="14cm" style:rel-column-width="3335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27.506cm" table:align="margins"/>
    </style:style>
    <style:style style:name="Table5.A" style:family="table-column">
      <style:table-column-properties style:column-width="9.999cm" style:rel-column-width="23824*"/>
    </style:style>
    <style:style style:name="Table5.B" style:family="table-column">
      <style:table-column-properties style:column-width="3.507cm" style:rel-column-width="8354*"/>
    </style:style>
    <style:style style:name="Table5.C" style:family="table-column">
      <style:table-column-properties style:column-width="14cm" style:rel-column-width="33357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27.506cm" table:align="margins"/>
    </style:style>
    <style:style style:name="Table6.A" style:family="table-column">
      <style:table-column-properties style:column-width="9.999cm" style:rel-column-width="23824*"/>
    </style:style>
    <style:style style:name="Table6.B" style:family="table-column">
      <style:table-column-properties style:column-width="3.507cm" style:rel-column-width="8354*"/>
    </style:style>
    <style:style style:name="Table6.C" style:family="table-column">
      <style:table-column-properties style:column-width="14cm" style:rel-column-width="33357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27.506cm" table:align="margins"/>
    </style:style>
    <style:style style:name="Table7.A" style:family="table-column">
      <style:table-column-properties style:column-width="9.999cm" style:rel-column-width="23824*"/>
    </style:style>
    <style:style style:name="Table7.B" style:family="table-column">
      <style:table-column-properties style:column-width="3.507cm" style:rel-column-width="8354*"/>
    </style:style>
    <style:style style:name="Table7.C" style:family="table-column">
      <style:table-column-properties style:column-width="14cm" style:rel-column-width="33357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27.506cm" table:align="margins"/>
    </style:style>
    <style:style style:name="Table8.A" style:family="table-column">
      <style:table-column-properties style:column-width="9.999cm" style:rel-column-width="23824*"/>
    </style:style>
    <style:style style:name="Table8.B" style:family="table-column">
      <style:table-column-properties style:column-width="3.507cm" style:rel-column-width="8354*"/>
    </style:style>
    <style:style style:name="Table8.C" style:family="table-column">
      <style:table-column-properties style:column-width="14cm" style:rel-column-width="33357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27.506cm" table:align="margins"/>
    </style:style>
    <style:style style:name="Table9.A" style:family="table-column">
      <style:table-column-properties style:column-width="9.999cm" style:rel-column-width="23824*"/>
    </style:style>
    <style:style style:name="Table9.B" style:family="table-column">
      <style:table-column-properties style:column-width="3.507cm" style:rel-column-width="8354*"/>
    </style:style>
    <style:style style:name="Table9.C" style:family="table-column">
      <style:table-column-properties style:column-width="14cm" style:rel-column-width="3335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27.506cm" table:align="margins"/>
    </style:style>
    <style:style style:name="Table10.A" style:family="table-column">
      <style:table-column-properties style:column-width="9.999cm" style:rel-column-width="23824*"/>
    </style:style>
    <style:style style:name="Table10.B" style:family="table-column">
      <style:table-column-properties style:column-width="3.507cm" style:rel-column-width="8354*"/>
    </style:style>
    <style:style style:name="Table10.C" style:family="table-column">
      <style:table-column-properties style:column-width="14cm" style:rel-column-width="33357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27.506cm" table:align="margins"/>
    </style:style>
    <style:style style:name="Table11.A" style:family="table-column">
      <style:table-column-properties style:column-width="9.999cm" style:rel-column-width="23824*"/>
    </style:style>
    <style:style style:name="Table11.B" style:family="table-column">
      <style:table-column-properties style:column-width="3.507cm" style:rel-column-width="8354*"/>
    </style:style>
    <style:style style:name="Table11.C" style:family="table-column">
      <style:table-column-properties style:column-width="14cm" style:rel-column-width="33357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27.506cm" table:align="margins"/>
    </style:style>
    <style:style style:name="Table12.A" style:family="table-column">
      <style:table-column-properties style:column-width="9.999cm" style:rel-column-width="23824*"/>
    </style:style>
    <style:style style:name="Table12.B" style:family="table-column">
      <style:table-column-properties style:column-width="3.507cm" style:rel-column-width="8354*"/>
    </style:style>
    <style:style style:name="Table12.C" style:family="table-column">
      <style:table-column-properties style:column-width="14cm" style:rel-column-width="33357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27.506cm" table:align="margins"/>
    </style:style>
    <style:style style:name="Table13.A" style:family="table-column">
      <style:table-column-properties style:column-width="9.999cm" style:rel-column-width="23824*"/>
    </style:style>
    <style:style style:name="Table13.B" style:family="table-column">
      <style:table-column-properties style:column-width="3.507cm" style:rel-column-width="8354*"/>
    </style:style>
    <style:style style:name="Table13.C" style:family="table-column">
      <style:table-column-properties style:column-width="14cm" style:rel-column-width="33357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C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27.506cm" table:align="margins"/>
    </style:style>
    <style:style style:name="Table14.A" style:family="table-column">
      <style:table-column-properties style:column-width="9.999cm" style:rel-column-width="23824*"/>
    </style:style>
    <style:style style:name="Table14.B" style:family="table-column">
      <style:table-column-properties style:column-width="3.507cm" style:rel-column-width="8354*"/>
    </style:style>
    <style:style style:name="Table14.C" style:family="table-column">
      <style:table-column-properties style:column-width="14cm" style:rel-column-width="33357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27.506cm" table:align="margins"/>
    </style:style>
    <style:style style:name="Table15.A" style:family="table-column">
      <style:table-column-properties style:column-width="9.999cm" style:rel-column-width="23824*"/>
    </style:style>
    <style:style style:name="Table15.B" style:family="table-column">
      <style:table-column-properties style:column-width="3.507cm" style:rel-column-width="8354*"/>
    </style:style>
    <style:style style:name="Table15.C" style:family="table-column">
      <style:table-column-properties style:column-width="14cm" style:rel-column-width="33357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C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27.506cm" table:align="margins"/>
    </style:style>
    <style:style style:name="Table16.A" style:family="table-column">
      <style:table-column-properties style:column-width="9.999cm" style:rel-column-width="23824*"/>
    </style:style>
    <style:style style:name="Table16.B" style:family="table-column">
      <style:table-column-properties style:column-width="3.507cm" style:rel-column-width="8354*"/>
    </style:style>
    <style:style style:name="Table16.C" style:family="table-column">
      <style:table-column-properties style:column-width="14cm" style:rel-column-width="33357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C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27.506cm" table:align="margins"/>
    </style:style>
    <style:style style:name="Table17.A" style:family="table-column">
      <style:table-column-properties style:column-width="9.999cm" style:rel-column-width="23824*"/>
    </style:style>
    <style:style style:name="Table17.B" style:family="table-column">
      <style:table-column-properties style:column-width="3.507cm" style:rel-column-width="8354*"/>
    </style:style>
    <style:style style:name="Table17.C" style:family="table-column">
      <style:table-column-properties style:column-width="14cm" style:rel-column-width="33357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ru" fo:country="RU" fo:font-weight="normal" style:font-weight-asian="normal" style:font-weight-complex="normal"/>
    </style:style>
    <style:style style:name="P2" style:family="paragraph" style:parent-style-name="Text_20_body">
      <style:text-properties style:font-name="Times New Roman1" fo:font-size="14pt" fo:language="ru" fo:country="RU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able_20_Contents">
      <style:text-properties style:font-name="Times New Roman1" fo:font-size="14pt" fo:language="ru" fo:country="RU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P5" style:family="paragraph" style:parent-style-name="Our_20_code">
      <style:text-properties fo:language="ru" fo:country="RU" fo:font-weight="normal" style:font-weight-asian="normal" style:font-weight-complex="normal"/>
    </style:style>
    <style:style style:name="P6" style:family="paragraph" style:parent-style-name="Our_20_code">
      <style:text-properties fo:font-weight="normal" style:font-weight-asian="normal" style:font-weight-complex="normal"/>
    </style:style>
    <style:style style:name="P7" style:family="paragraph" style:parent-style-name="Heading_20_1">
      <style:text-properties style:font-name="Times New Roman" fo:language="ru" fo:country="RU"/>
    </style:style>
    <style:style style:name="P8" style:family="paragraph" style:parent-style-name="Text_20_body" style:list-style-name="L1">
      <style:text-properties fo:language="ru" fo:country="RU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7" text:outline-level="1">Сетевой протокол сервера отладки</text:h>
          </table:table-cell>
        </table:table-row>
        <table:table-row table:style-name="Table1.2">
          <table:table-cell table:style-name="Table1.A2" office:value-type="string">
            <text:p text:style-name="P1">Протокол обмена данными использует транспортный протокол TCP-IP:</text:p>
            <text:p text:style-name="P1">1) На приборе запускается отдельный процесс GdbServer, который открывает и слушает TCP-порт с указанным номером (по умолчанию <text:s/>22375);</text:p>
            <text:p text:style-name="P1">2) Клиент ПК МВТУ-4 инициирует соединение с прибором по протоколу TCP IP на указанный порт. При этом на приборе при соединении происходит размножение (fork) процесса-сервера, то есть для каждого клиентского соединения существует свой процесс-обработчик;</text:p>
            <text:p text:style-name="P1">3) Клиент ПК МВТУ-4 может удалённо запустить диспетчер расчётных модулей с указанного файла конфигурации загрузки. При этом передаётся имя файла конфигурации загрузки и имя начального состояния. Если начальное состояние с указанным именем отсутствует, то расчётные модули запускаются с состоянием по умолчанию. Передаваемые данные представлены в таблице 2.5.1.</text:p>
            <text:p text:style-name="P1">Таблица 2.5.1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Описание</text:p>
                </table:table-cell>
                <table:table-cell table:style-name="Table2.A1" office:value-type="string">
                  <text:p text:style-name="P1">Размер, байт</text:p>
                </table:table-cell>
                <table:table-cell table:style-name="Table2.C1" office:value-type="string">
                  <text:p text:style-name="P1">Значение</text:p>
                </table:table-cell>
              </table:table-row>
              <table:table-row>
                <table:table-cell table:style-name="Table2.A2" office:value-type="string">
                  <text:p text:style-name="P1">Размер передаваемого пакета в байтах</text:p>
                </table:table-cell>
                <table:table-cell table:style-name="Table2.B2" office:value-type="float" office:value="4">
                  <text:p text:style-name="P1">4</text:p>
                </table:table-cell>
                <table:table-cell table:style-name="Table2.C2" office:value-type="string">
                  <text:p text:style-name="P1">Равно размеру всех данных в пакете начиная со следующего параметра (идентификатора команды)</text:p>
                </table:table-cell>
              </table:table-row>
              <table:table-row>
                <table:table-cell table:style-name="Table2.A2" office:value-type="string">
                  <text:p text:style-name="P1">Идентификатор команды</text:p>
                </table:table-cell>
                <table:table-cell table:style-name="Table2.B2" office:value-type="float" office:value="1">
                  <text:p text:style-name="P1">1</text:p>
                </table:table-cell>
                <table:table-cell table:style-name="Table2.C3" office:value-type="float" office:value="9">
                  <text:p text:style-name="P1">9</text:p>
                </table:table-cell>
              </table:table-row>
              <table:table-row>
                <table:table-cell table:style-name="Table2.A2" office:value-type="string">
                  <text:p text:style-name="P1">Размер имени загрузки в байтах NameSize</text:p>
                </table:table-cell>
                <table:table-cell table:style-name="Table2.B2" office:value-type="float" office:value="4">
                  <text:p text:style-name="P1">4</text:p>
                </table:table-cell>
                <table:table-cell table:style-name="Table2.C2" office:value-type="string">
                  <text:p text:style-name="P1">целое число</text:p>
                </table:table-cell>
              </table:table-row>
              <table:table-row>
                <table:table-cell table:style-name="Table2.A2" office:value-type="string">
                  <text:p text:style-name="P1">Имя загрузки в кодировке ASCII</text:p>
                </table:table-cell>
                <table:table-cell table:style-name="Table2.A2" office:value-type="string">
                  <text:p text:style-name="P1">NameSize</text:p>
                </table:table-cell>
                <table:table-cell table:style-name="Table2.C2" office:value-type="string">
                  <text:p text:style-name="P1">Формат имени:</text:p>
                  <text:p text:style-name="P5">&lt;имя файла конфигурации загрузки&gt;#&lt;имя начального состояния&gt;</text:p>
                  <text:p text:style-name="P1">Пример:</text:p>
                  <text:p text:style-name="P5">default.conf#initstate1</text:p>
                </table:table-cell>
              </table:table-row>
            </table:table>
            <text:p text:style-name="P1">Одновременно клиент считывает данные, в соответствии с таблицей 2.5.2.</text:p>
            <text:p text:style-name="P1">Таблица 2.5.2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2">Описание</text:p>
                </table:table-cell>
                <table:table-cell table:style-name="Table3.A1" office:value-type="string">
                  <text:p text:style-name="P2">Размер, байт</text:p>
                </table:table-cell>
                <table:table-cell table:style-name="Table3.C1" office:value-type="string">
                  <text:p text:style-name="P2">Значение</text:p>
                </table:table-cell>
              </table:table-row>
              <table:table-row>
                <table:table-cell table:style-name="Table3.A2" office:value-type="string">
                  <text:p text:style-name="P2">Размер принимаемого пакета в байтах</text:p>
                </table:table-cell>
                <table:table-cell table:style-name="Table3.B2" office:value-type="float" office:value="4">
                  <text:p text:style-name="P4">4</text:p>
                </table:table-cell>
                <table:table-cell table:style-name="Table3.C2" office:value-type="string">
                  <text:p text:style-name="P2">Равно размеру принимаемых данных за исключением самого размера.</text:p>
                </table:table-cell>
              </table:table-row>
              <table:table-row>
                <table:table-cell table:style-name="Table3.A2" office:value-type="string">
                  <text:p text:style-name="P2">Результат операции соединения</text:p>
                </table:table-cell>
                <table:table-cell table:style-name="Table3.B2" office:value-type="float" office:value="1">
                  <text:p text:style-name="P4">1</text:p>
                </table:table-cell>
                <table:table-cell table:style-name="Table3.C2" office:value-type="string">
                  <text:p text:style-name="P4">0 – успешно</text:p>
                  <text:p text:style-name="P2">!= 0 – ошибка (код ошибки)</text:p>
                </table:table-cell>
              </table:table-row>
              <table:table-row>
                <table:table-cell table:style-name="Table3.A2" office:value-type="string">
                  <text:p text:style-name="P2">Контрольная сумма алгоритма, присвоенная генератором кода</text:p>
                </table:table-cell>
                <table:table-cell table:style-name="Table3.B2" office:value-type="float" office:value="4">
                  <text:p text:style-name="P4">4</text:p>
                </table:table-cell>
                <table:table-cell table:style-name="Table3.C2" office:value-type="string">
                  <text:p text:style-name="P2">0 – если алгоритма не найден</text:p>
                </table:table-cell>
              </table:table-row>
            </table:table>
            <text:p text:style-name="P1">4) Для инициализации обмена данными с указанным алгоритмом клиент передаёт данные, в соответствии с таблицей 2.5.3.</text:p>
            <text:p text:style-name="P1">Таблица 2.5.3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">Описание</text:p>
                </table:table-cell>
                <table:table-cell table:style-name="Table4.A1" office:value-type="string">
                  <text:p text:style-name="P1">Размер, байт</text:p>
                </table:table-cell>
                <table:table-cell table:style-name="Table4.C1" office:value-type="string">
                  <text:p text:style-name="P1">Значение</text:p>
                </table:table-cell>
              </table:table-row>
              <table:table-row>
                <table:table-cell table:style-name="Table4.A2" office:value-type="string">
                  <text:p text:style-name="P1">Размер передаваемого пакета в байтах</text:p>
                </table:table-cell>
                <table:table-cell table:style-name="Table4.B2" office:value-type="float" office:value="4">
                  <text:p text:style-name="P1">4</text:p>
                </table:table-cell>
                <table:table-cell table:style-name="Table4.C2" office:value-type="string">
                  <text:p text:style-name="P1">равно размеру всех данных в пакете начиная со следующего параметра (идентификатора команды)</text:p>
                </table:table-cell>
              </table:table-row>
              <table:table-row>
                <table:table-cell table:style-name="Table4.A2" office:value-type="string">
                  <text:p text:style-name="P1">Идентификатор команды</text:p>
                </table:table-cell>
                <table:table-cell table:style-name="Table4.B2" office:value-type="float" office:value="1">
                  <text:p text:style-name="P1">1</text:p>
                </table:table-cell>
                <table:table-cell table:style-name="Table4.C2" office:value-type="string">
                  <text:p text:style-name="P1">ноль</text:p>
                </table:table-cell>
              </table:table-row>
              <table:table-row>
                <table:table-cell table:style-name="Table4.A2" office:value-type="string">
                  <text:p text:style-name="P1">Идентификатор клиентской части ConnectionId</text:p>
                </table:table-cell>
                <table:table-cell table:style-name="Table4.B2" office:value-type="float" office:value="4">
                  <text:p text:style-name="P1">4</text:p>
                </table:table-cell>
                <table:table-cell table:style-name="Table4.C2" office:value-type="string">
                  <text:p text:style-name="P1">равно uid объекта внутри ПК МВТУ-4</text:p>
                </table:table-cell>
              </table:table-row>
              <table:table-row>
                <table:table-cell table:style-name="Table4.A2" office:value-type="string">
                  <text:p text:style-name="P1">Размер имени алгоритма в байтах NameSize</text:p>
                </table:table-cell>
                <table:table-cell table:style-name="Table4.B2" office:value-type="float" office:value="4">
                  <text:p text:style-name="P1">4</text:p>
                </table:table-cell>
                <table:table-cell table:style-name="Table4.C2" office:value-type="string">
                  <text:p text:style-name="P1">целое число</text:p>
                </table:table-cell>
              </table:table-row>
              <table:table-row>
                <table:table-cell table:style-name="Table4.A2" office:value-type="string">
                  <text:p text:style-name="P1">Имя алгоритма в кодировке ASCII</text:p>
                </table:table-cell>
                <table:table-cell table:style-name="Table4.A2" office:value-type="string">
                  <text:p text:style-name="P1">NameSize</text:p>
                </table:table-cell>
                <table:table-cell table:style-name="Table4.C2" office:value-type="string">
                  <text:p text:style-name="P1">формат имени алгоритма, передаваемого от клиента:</text:p>
                  <text:p text:style-name="P5">&lt;имя алгоритма&gt;#&lt;имя конфигурации загрузки&gt;</text:p>
                  <text:p text:style-name="P1">Пример:</text:p>
                  <text:p text:style-name="P5">algo1#default.conf</text:p>
                </table:table-cell>
              </table:table-row>
            </table:table>
            <text:p text:style-name="P1">При соединении с сервером обмена клиент считывает данные, в соответствии с таблицей 2.5.4.</text:p>
            <text:p text:style-name="P1">Таблица 2.5.4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2"><text:soft-page-break/>Описание</text:p>
                </table:table-cell>
                <table:table-cell table:style-name="Table5.A1" office:value-type="string">
                  <text:p text:style-name="P2">Размер, байт</text:p>
                </table:table-cell>
                <table:table-cell table:style-name="Table5.C1" office:value-type="string">
                  <text:p text:style-name="P2">Значение</text:p>
                </table:table-cell>
              </table:table-row>
              <table:table-row>
                <table:table-cell table:style-name="Table5.A2" office:value-type="string">
                  <text:p text:style-name="P2">Размер принимаемого пакета в байтах</text:p>
                </table:table-cell>
                <table:table-cell table:style-name="Table5.B2" office:value-type="float" office:value="4">
                  <text:p text:style-name="P1">4</text:p>
                </table:table-cell>
                <table:table-cell table:style-name="Table5.C2" office:value-type="string">
                  <text:p text:style-name="P1">Равно размеру принимаемых данных за исключением самого размера.</text:p>
                </table:table-cell>
              </table:table-row>
              <table:table-row>
                <table:table-cell table:style-name="Table5.A2" office:value-type="string">
                  <text:p text:style-name="P2">Результат операции соединения</text:p>
                </table:table-cell>
                <table:table-cell table:style-name="Table5.B2" office:value-type="float" office:value="1">
                  <text:p text:style-name="P1">1</text:p>
                </table:table-cell>
                <table:table-cell table:style-name="Table5.C2" office:value-type="string">
                  <text:p text:style-name="P1">0 – успешно</text:p>
                  <text:p text:style-name="P1">!= 0 – ошибка (код ошибки)</text:p>
                  <text:p text:style-name="P1">1 – сетевая ошибка,</text:p>
                  <text:p text:style-name="P1">2 – нет такой запущенной программы</text:p>
                </table:table-cell>
              </table:table-row>
            </table:table>
            <text:p text:style-name="P1">После приёма от клиента пакета с данными сервер обмена подключается к областям памяти диспетчера расчётных модулей и ищет по имени указанный алгоритм в списке загруженных алгоритмов и получает адреса его областей данных. Если алгоритм успешно найден, то клиенту возвращается код операции 0, если не найден – то 2. После этого клиент может выполнять дальнейшие действия. </text:p>
            <text:p text:style-name="P1">5) Если сервер возвратил ответ что алгоритм найден, то клиент даёт серверу обмена команды на добавление нужных переменных на чтение от прибора. Команда передаётся по TCP-IP. При этом если указанная клиентом переменная есть, то она добавляется в список передачи данных на TCP сервере прибора. При добавлении переменной клиент передаёт данные в соответствии с таблицей 2.5.5.</text:p>
            <text:p text:style-name="P1">Таблица 2.5.5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1">Описание</text:p>
                </table:table-cell>
                <table:table-cell table:style-name="Table6.A1" office:value-type="string">
                  <text:p text:style-name="P1">Размер, байт</text:p>
                </table:table-cell>
                <table:table-cell table:style-name="Table6.C1" office:value-type="string">
                  <text:p text:style-name="P1">Значение</text:p>
                </table:table-cell>
              </table:table-row>
              <table:table-row>
                <table:table-cell table:style-name="Table6.A2" office:value-type="string">
                  <text:p text:style-name="P1">Размер передаваемого пакета в байтах</text:p>
                </table:table-cell>
                <table:table-cell table:style-name="Table6.B2" office:value-type="float" office:value="4">
                  <text:p text:style-name="P1">4</text:p>
                </table:table-cell>
                <table:table-cell table:style-name="Table6.C2" office:value-type="string">
                  <text:p text:style-name="P1">Равно размеру всех данных в пакете начиная со следующего параметра (идентификатора команды)</text:p>
                </table:table-cell>
              </table:table-row>
              <table:table-row>
                <table:table-cell table:style-name="Table6.A2" office:value-type="string">
                  <text:p text:style-name="P1">Идентификатор команды</text:p>
                </table:table-cell>
                <table:table-cell table:style-name="Table6.B2" office:value-type="float" office:value="1">
                  <text:p text:style-name="P1">1</text:p>
                </table:table-cell>
                <table:table-cell table:style-name="Table6.C3" office:value-type="float" office:value="1">
                  <text:p text:style-name="P1">1</text:p>
                </table:table-cell>
              </table:table-row>
              <table:table-row>
                <table:table-cell table:style-name="Table6.A2" office:value-type="string">
                  <text:p text:style-name="P1">Количество добавляемых переменных</text:p>
                </table:table-cell>
                <table:table-cell table:style-name="Table6.B2" office:value-type="float" office:value="4">
                  <text:p text:style-name="P1">4</text:p>
                </table:table-cell>
                <table:table-cell table:style-name="Table6.C2" office:value-type="string">
                  <text:p text:style-name="P1">N – целое число &gt;=1 – количество переменных которые надо добавить для считывания</text:p>
                </table:table-cell>
              </table:table-row>
              <table:table-row>
                <table:table-cell table:style-name="Table6.C2" table:number-columns-spanned="3" office:value-type="string">
                  <text:p text:style-name="P1">Цикл i = от 1 до N</text:p>
                </table:table-cell>
                <table:covered-table-cell/>
                <table:covered-table-cell/>
              </table:table-row>
              <table:table-row>
                <table:table-cell table:style-name="Table6.A2" office:value-type="string">
                  <text:p text:style-name="P1">Размер имени i-й переменной в байтах NameSize(i)</text:p>
                </table:table-cell>
                <table:table-cell table:style-name="Table6.B2" office:value-type="float" office:value="4">
                  <text:p text:style-name="P1">4</text:p>
                </table:table-cell>
                <table:table-cell table:style-name="Table6.C2" office:value-type="string">
                  <text:p text:style-name="P1">целое число</text:p>
                </table:table-cell>
              </table:table-row>
              <table:table-row>
                <table:table-cell table:style-name="Table6.A2" office:value-type="string">
                  <text:p text:style-name="P1">Имя i-й переменной в кодировке ASCII</text:p>
                </table:table-cell>
                <table:table-cell table:style-name="Table6.A2" office:value-type="string">
                  <text:p text:style-name="P1">NameSize(i)<text:tab/></text:p>
                </table:table-cell>
                <table:table-cell table:style-name="Table6.C2" office:value-type="string">
                  <text:p text:style-name="P1"/>
                </table:table-cell>
              </table:table-row>
              <table:table-row>
                <table:table-cell table:style-name="Table6.C2" table:number-columns-spanned="3" office:value-type="string">
                  <text:p text:style-name="P1">Конец цикла от 1 до N</text:p>
                </table:table-cell>
                <table:covered-table-cell/>
                <table:covered-table-cell/>
              </table:table-row>
            </table:table>
            <text:p text:style-name="P1">Одновременно клиент считывает данные, в соответствии с таблицей 2.5.6.</text:p>
            <text:p text:style-name="P1">Таблица 2.5.6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1">Описание</text:p>
                </table:table-cell>
                <table:table-cell table:style-name="Table7.A1" office:value-type="string">
                  <text:p text:style-name="P1">Размер, байт</text:p>
                </table:table-cell>
                <table:table-cell table:style-name="Table7.C1" office:value-type="string">
                  <text:p text:style-name="P1">Значение</text:p>
                </table:table-cell>
              </table:table-row>
              <table:table-row>
                <table:table-cell table:style-name="Table7.A2" office:value-type="string">
                  <text:p text:style-name="P1">Размер принимаемого пакета в байтах</text:p>
                </table:table-cell>
                <table:table-cell table:style-name="Table7.B2" office:value-type="float" office:value="4">
                  <text:p text:style-name="P1">4</text:p>
                </table:table-cell>
                <table:table-cell table:style-name="Table7.C2" office:value-type="string">
                  <text:p text:style-name="P1">Равно размеру принимаемых данных за исключением самого размера.</text:p>
                </table:table-cell>
              </table:table-row>
              <table:table-row>
                <table:table-cell table:style-name="Table7.C2" table:number-columns-spanned="3" office:value-type="string">
                  <text:p text:style-name="P1">Цикл от 1 до N</text:p>
                </table:table-cell>
                <table:covered-table-cell/>
                <table:covered-table-cell/>
              </table:table-row>
              <table:table-row>
                <table:table-cell table:style-name="Table7.A2" office:value-type="string">
                  <text:p text:style-name="P1">Тип данных в соответствии с таблицами описания переменных на приборе</text:p>
                </table:table-cell>
                <table:table-cell table:style-name="Table7.B2" office:value-type="float" office:value="1">
                  <text:p text:style-name="P1">1</text:p>
                </table:table-cell>
                <table:table-cell table:style-name="Table7.C2" office:value-type="string">
                  <text:p text:style-name="P1">0 – вещественное (double)</text:p>
                  <text:p text:style-name="P1">1 – двоичное (char)</text:p>
                  <text:p text:style-name="P1">2 – целое (longint – 32 bit)</text:p>
                  <text:p text:style-name="P1">Если тип = 255 то переменная не найдена</text:p>
                </table:table-cell>
              </table:table-row>
              <table:table-row>
                <table:table-cell table:style-name="Table7.A2" office:value-type="string">
                  <text:p text:style-name="P1">Массив размерностей переменной</text:p>
                </table:table-cell>
                <table:table-cell table:style-name="Table7.A2" office:value-type="string">
                  <text:p text:style-name="P1">12 байт</text:p>
                </table:table-cell>
                <table:table-cell table:style-name="Table7.C2" office:value-type="string">
                  <text:p text:style-name="P6">Dims: array [0..2] of integer</text:p>
                  <text:p text:style-name="P1">Если все размерности 0 – то переменная не найдена</text:p>
                </table:table-cell>
              </table:table-row>
              <table:table-row>
                <table:table-cell table:style-name="Table7.C2" table:number-columns-spanned="3" office:value-type="string">
                  <text:p text:style-name="P1">Конец цикла от 1 до N</text:p>
                </table:table-cell>
                <table:covered-table-cell/>
                <table:covered-table-cell/>
              </table:table-row>
            </table:table>
            <text:p text:style-name="P1">6) Клиент даёт серверу обмена команды на добавление нужных переменных на запись в прибор. Команда передаётся по TCP-IP. При этом если указанная клиентом переменная есть, то она добавляется в список приёма данных на TCP сервере.</text:p>
            <text:p text:style-name="P1">При добавлении переменной клиент передаёт данные в соответствии с таблицей 2.5.7:</text:p>
            <text:p text:style-name="P1">Таблица 2.5.7</text:p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1"><text:soft-page-break/>Описание</text:p>
                </table:table-cell>
                <table:table-cell table:style-name="Table8.A1" office:value-type="string">
                  <text:p text:style-name="P1">Размер, байт</text:p>
                </table:table-cell>
                <table:table-cell table:style-name="Table8.C1" office:value-type="string">
                  <text:p text:style-name="P1">Значение</text:p>
                </table:table-cell>
              </table:table-row>
              <table:table-row>
                <table:table-cell table:style-name="Table8.A2" office:value-type="string">
                  <text:p text:style-name="P1">Размер передаваемого пакета в байтах</text:p>
                </table:table-cell>
                <table:table-cell table:style-name="Table8.B2" office:value-type="float" office:value="4">
                  <text:p text:style-name="P1">4</text:p>
                </table:table-cell>
                <table:table-cell table:style-name="Table8.C2" office:value-type="string">
                  <text:p text:style-name="P1">Равно размеру всех данных в пакете начиная со следующего параметра (идентификатора команды)</text:p>
                </table:table-cell>
              </table:table-row>
              <table:table-row>
                <table:table-cell table:style-name="Table8.A2" office:value-type="string">
                  <text:p text:style-name="P1">Идентификатор команды</text:p>
                </table:table-cell>
                <table:table-cell table:style-name="Table8.B2" office:value-type="float" office:value="1">
                  <text:p text:style-name="P1">1</text:p>
                </table:table-cell>
                <table:table-cell table:style-name="Table8.C3" office:value-type="float" office:value="1">
                  <text:p text:style-name="P1">1</text:p>
                </table:table-cell>
              </table:table-row>
              <table:table-row>
                <table:table-cell table:style-name="Table8.A2" office:value-type="string">
                  <text:p text:style-name="P1">Количество добавляемых переменных</text:p>
                </table:table-cell>
                <table:table-cell table:style-name="Table8.B2" office:value-type="float" office:value="4">
                  <text:p text:style-name="P1">4</text:p>
                </table:table-cell>
                <table:table-cell table:style-name="Table8.C2" office:value-type="string">
                  <text:p text:style-name="P1">N – целое число &gt;=1 – количество переменных которые надо добавить для запись</text:p>
                </table:table-cell>
              </table:table-row>
              <table:table-row>
                <table:table-cell table:style-name="Table8.C2" table:number-columns-spanned="3" office:value-type="string">
                  <text:p text:style-name="P1">Цикл i = от 1 до N</text:p>
                </table:table-cell>
                <table:covered-table-cell/>
                <table:covered-table-cell/>
              </table:table-row>
              <table:table-row>
                <table:table-cell table:style-name="Table8.A2" office:value-type="string">
                  <text:p text:style-name="P1">Размер имениi-й переменнойв байтах NameSize(i)</text:p>
                </table:table-cell>
                <table:table-cell table:style-name="Table8.B2" office:value-type="float" office:value="4">
                  <text:p text:style-name="P1">4</text:p>
                </table:table-cell>
                <table:table-cell table:style-name="Table8.C2" office:value-type="string">
                  <text:p text:style-name="P1">целое число</text:p>
                </table:table-cell>
              </table:table-row>
              <table:table-row>
                <table:table-cell table:style-name="Table8.A2" office:value-type="string">
                  <text:p text:style-name="P1">Имя i-й переменной в кодировке ASCII</text:p>
                </table:table-cell>
                <table:table-cell table:style-name="Table8.A2" office:value-type="string">
                  <text:p text:style-name="P1">NameSize(i)<text:tab/></text:p>
                </table:table-cell>
                <table:table-cell table:style-name="Table8.C2" office:value-type="string">
                  <text:p text:style-name="P1"/>
                </table:table-cell>
              </table:table-row>
              <table:table-row>
                <table:table-cell table:style-name="Table8.C2" table:number-columns-spanned="3" office:value-type="string">
                  <text:p text:style-name="P1">Конец цикла от 1 до N</text:p>
                </table:table-cell>
                <table:covered-table-cell/>
                <table:covered-table-cell/>
              </table:table-row>
            </table:table>
            <text:p text:style-name="P1">Одновременно клиент считывает данные, в соответствии с таблицей 2.5.8.</text:p>
            <text:p text:style-name="P1">Таблица 2.5.8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>
                <table:table-cell table:style-name="Table9.A1" office:value-type="string">
                  <text:p text:style-name="P1">Описание</text:p>
                </table:table-cell>
                <table:table-cell table:style-name="Table9.A1" office:value-type="string">
                  <text:p text:style-name="P1">Размер, байт</text:p>
                </table:table-cell>
                <table:table-cell table:style-name="Table9.C1" office:value-type="string">
                  <text:p text:style-name="P1">Значение</text:p>
                </table:table-cell>
              </table:table-row>
              <table:table-row>
                <table:table-cell table:style-name="Table9.A2" office:value-type="string">
                  <text:p text:style-name="P1">Размер принимаемого пакета в байтах</text:p>
                </table:table-cell>
                <table:table-cell table:style-name="Table9.B2" office:value-type="float" office:value="4">
                  <text:p text:style-name="P1">4</text:p>
                </table:table-cell>
                <table:table-cell table:style-name="Table9.C2" office:value-type="string">
                  <text:p text:style-name="P1">Равно размеру принимаемых данных за исключением самого размера.</text:p>
                </table:table-cell>
              </table:table-row>
              <table:table-row>
                <table:table-cell table:style-name="Table9.C2" table:number-columns-spanned="3" office:value-type="string">
                  <text:p text:style-name="P1">Цикл от 1 до N</text:p>
                </table:table-cell>
                <table:covered-table-cell/>
                <table:covered-table-cell/>
              </table:table-row>
              <table:table-row>
                <table:table-cell table:style-name="Table9.A2" office:value-type="string">
                  <text:p text:style-name="P1">Тип данных в соответствии с таблицами описания переменных на приборе</text:p>
                </table:table-cell>
                <table:table-cell table:style-name="Table9.B2" office:value-type="float" office:value="1">
                  <text:p text:style-name="P1">1</text:p>
                </table:table-cell>
                <table:table-cell table:style-name="Table9.C2" office:value-type="string">
                  <text:p text:style-name="P1">0 – вещественное (double)</text:p>
                  <text:p text:style-name="P1">1 – двоичное (char)</text:p>
                  <text:p text:style-name="P1">2 – целое (longint – 32 bit)</text:p>
                  <text:p text:style-name="P1">Если тип = 255 то переменная не найдена</text:p>
                </table:table-cell>
              </table:table-row>
              <table:table-row>
                <table:table-cell table:style-name="Table9.A2" office:value-type="string">
                  <text:p text:style-name="P1">Массив размерностей переменной</text:p>
                </table:table-cell>
                <table:table-cell table:style-name="Table9.A2" office:value-type="string">
                  <text:p text:style-name="P1">12 байт</text:p>
                </table:table-cell>
                <table:table-cell table:style-name="Table9.C2" office:value-type="string">
                  <text:p text:style-name="P6">Dims: array [0..2] of integer</text:p>
                  <text:p text:style-name="P1">Если все размерности 0 – то переменная не найдена</text:p>
                </table:table-cell>
              </table:table-row>
              <table:table-row>
                <table:table-cell table:style-name="Table9.C2" table:number-columns-spanned="3" office:value-type="string">
                  <text:p text:style-name="P1">Конец цикла от 1 до N</text:p>
                </table:table-cell>
                <table:covered-table-cell/>
                <table:covered-table-cell/>
              </table:table-row>
            </table:table>
            <text:p text:style-name="P1">7) Для обмена данными (т.е. записи или чтения ранее добавленных в список переменных) Клиент в заданные моменты времени транслирует данные, которые добавлены в список записи в прибор и принимает данные, которые добавлены в список чтения прибора. При этом данные транслируются в виде бинарного потока. Передаваемые данные представлены в таблице 2.5.9.</text:p>
            <text:p text:style-name="P1">Таблица 2.5.9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row>
                <table:table-cell table:style-name="Table10.A1" office:value-type="string">
                  <text:p text:style-name="P1">Описание</text:p>
                </table:table-cell>
                <table:table-cell table:style-name="Table10.A1" office:value-type="string">
                  <text:p text:style-name="P1">Размер, байт</text:p>
                </table:table-cell>
                <table:table-cell table:style-name="Table10.C1" office:value-type="string">
                  <text:p text:style-name="P1">Значение</text:p>
                </table:table-cell>
              </table:table-row>
              <table:table-row>
                <table:table-cell table:style-name="Table10.A2" office:value-type="string">
                  <text:p text:style-name="P1">Размер передаваемого пакета в байтах</text:p>
                </table:table-cell>
                <table:table-cell table:style-name="Table10.B2" office:value-type="float" office:value="4">
                  <text:p text:style-name="P1">4</text:p>
                </table:table-cell>
                <table:table-cell table:style-name="Table10.C2" office:value-type="string">
                  <text:p text:style-name="P1">Равно размеру всех данных в пакете начиная со следующего параметра (идентификатора команды)</text:p>
                </table:table-cell>
              </table:table-row>
              <table:table-row>
                <table:table-cell table:style-name="Table10.A2" office:value-type="string">
                  <text:p text:style-name="P1">Идентификатор команды</text:p>
                </table:table-cell>
                <table:table-cell table:style-name="Table10.B2" office:value-type="float" office:value="1">
                  <text:p text:style-name="P1">1</text:p>
                </table:table-cell>
                <table:table-cell table:style-name="Table10.C3" office:value-type="float" office:value="3">
                  <text:p text:style-name="P1">3</text:p>
                </table:table-cell>
              </table:table-row>
              <table:table-row>
                <table:table-cell table:style-name="Table10.C2" table:number-columns-spanned="3" office:value-type="string">
                  <text:p text:style-name="P1">Цикл i = от 1 до N, где N– количество переменных добавленных на запись</text:p>
                </table:table-cell>
                <table:covered-table-cell/>
                <table:covered-table-cell/>
              </table:table-row>
              <table:table-row>
                <table:table-cell table:style-name="Table10.A2" office:value-type="string">
                  <text:p text:style-name="P1">Байтовый поток для i-й переменной в соответствии с её размерностью и типом данных</text:p>
                </table:table-cell>
                <table:table-cell table:style-name="Table10.A2" office:value-type="string">
                  <text:p text:style-name="P1">М</text:p>
                </table:table-cell>
                <table:table-cell table:style-name="Table10.C2" office:value-type="string">
                  <text:p text:style-name="P1"/>
                </table:table-cell>
              </table:table-row>
              <table:table-row>
                <table:table-cell table:style-name="Table10.C2" table:number-columns-spanned="3" office:value-type="string">
                  <text:p text:style-name="P1">Конец цикла от 1 до N</text:p>
                </table:table-cell>
                <table:covered-table-cell/>
                <table:covered-table-cell/>
              </table:table-row>
            </table:table>
            <text:p text:style-name="P1">Принимаемые клиентом данные представлены в таблице 2.5.10.</text:p>
            <text:p text:style-name="P1">Таблица 2.5.10</text:p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P1">Описание</text:p>
                </table:table-cell>
                <table:table-cell table:style-name="Table11.A1" office:value-type="string">
                  <text:p text:style-name="P1">Размер, байт</text:p>
                </table:table-cell>
                <table:table-cell table:style-name="Table11.C1" office:value-type="string">
                  <text:p text:style-name="P1">Значение</text:p>
                </table:table-cell>
              </table:table-row>
              <table:table-row>
                <table:table-cell table:style-name="Table11.A2" office:value-type="string">
                  <text:p text:style-name="P1">Размера пакета сообщения в байтах, DataSize (за исключением самого размера пакета)</text:p>
                </table:table-cell>
                <table:table-cell table:style-name="Table11.B2" office:value-type="float" office:value="4">
                  <text:p text:style-name="P1">4</text:p>
                </table:table-cell>
                <table:table-cell table:style-name="Table11.C2" office:value-type="string">
                  <text:p text:style-name="P1">DWORD</text:p>
                </table:table-cell>
              </table:table-row>
              <table:table-row>
                <table:table-cell table:style-name="Table11.A2" office:value-type="string">
                  <text:p text:style-name="P1">Шаг моделирования в секундах, fStep</text:p>
                </table:table-cell>
                <table:table-cell table:style-name="Table11.B2" office:value-type="float" office:value="8">
                  <text:p text:style-name="P1">8</text:p>
                </table:table-cell>
                <table:table-cell table:style-name="Table11.C2" office:value-type="string">
                  <text:p text:style-name="P1">Double</text:p>
                </table:table-cell>
              </table:table-row>
              <table:table-row>
                <table:table-cell table:style-name="Table11.A2" office:value-type="string">
                  <text:p text:style-name="P1">Условное модельное время с начала соединения с контроллером, сек</text:p>
                </table:table-cell>
                <table:table-cell table:style-name="Table11.B2" office:value-type="float" office:value="8">
                  <text:p text:style-name="P1">8</text:p>
                </table:table-cell>
                <table:table-cell table:style-name="Table11.C2" office:value-type="string">
                  <text:p text:style-name="P1">Double</text:p>
                </table:table-cell>
              </table:table-row>
              <table:table-row>
                <table:table-cell table:style-name="Table11.A2" office:value-type="string">
                  <text:p text:style-name="P1"><text:soft-page-break/>Набор флагов состояния прибора fStateFlag</text:p>
                </table:table-cell>
                <table:table-cell table:style-name="Table11.B2" office:value-type="float" office:value="4">
                  <text:p text:style-name="P1">4</text:p>
                </table:table-cell>
                <table:table-cell table:style-name="Table11.C2" office:value-type="string">
                  <text:p text:style-name="P1">DWORD</text:p>
                </table:table-cell>
              </table:table-row>
              <table:table-row>
                <table:table-cell table:style-name="Table11.C2" table:number-columns-spanned="3" office:value-type="string">
                  <text:p text:style-name="P1">Цикл i = от 1 до ReadList.Count, ReadList.Count – количество переменных, добавленных на чтение</text:p>
                </table:table-cell>
                <table:covered-table-cell/>
                <table:covered-table-cell/>
              </table:table-row>
              <table:table-row>
                <table:table-cell table:style-name="Table11.A2" office:value-type="string">
                  <text:p text:style-name="P1">Байтовый массив для i-й переменной в соответствии с её типом данных и размерностью</text:p>
                </table:table-cell>
                <table:table-cell table:style-name="Table11.A2" office:value-type="string">
                  <text:p text:style-name="P1">М</text:p>
                </table:table-cell>
                <table:table-cell table:style-name="Table11.C2" office:value-type="string">
                  <text:p text:style-name="P1"/>
                </table:table-cell>
              </table:table-row>
              <table:table-row>
                <table:table-cell table:style-name="Table11.C2" table:number-columns-spanned="3" office:value-type="string">
                  <text:p text:style-name="P1">Конец цикла от 1 до ReadList.Count</text:p>
                </table:table-cell>
                <table:covered-table-cell/>
                <table:covered-table-cell/>
              </table:table-row>
            </table:table>
            <text:p text:style-name="P1">8) Клиент ПК МВТУ-4 может передать диспетчеру расчётных модулей сигнал управления (для приостановки расчёта, возобновления и для того чтобы убить процесс). Соответствующие параметры представлены на рисунке 2.5.11.</text:p>
            <text:p text:style-name="P1">Таблица 2.5.11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>
                <table:table-cell table:style-name="Table12.A1" office:value-type="string">
                  <text:p text:style-name="P1">Описание</text:p>
                </table:table-cell>
                <table:table-cell table:style-name="Table12.A1" office:value-type="string">
                  <text:p text:style-name="P1">Размер, байт</text:p>
                </table:table-cell>
                <table:table-cell table:style-name="Table12.C1" office:value-type="string">
                  <text:p text:style-name="P1">Значение</text:p>
                </table:table-cell>
              </table:table-row>
              <table:table-row>
                <table:table-cell table:style-name="Table12.A2" office:value-type="string">
                  <text:p text:style-name="P1">Размер передаваемого пакета в байтах</text:p>
                </table:table-cell>
                <table:table-cell table:style-name="Table12.B2" office:value-type="float" office:value="4">
                  <text:p text:style-name="P3">4</text:p>
                </table:table-cell>
                <table:table-cell table:style-name="Table12.C2" office:value-type="string">
                  <text:p text:style-name="P1">Равно размеру всех данных в пакете начиная со следующего параметра (идентификатора команды)</text:p>
                </table:table-cell>
              </table:table-row>
              <table:table-row>
                <table:table-cell table:style-name="Table12.A2" office:value-type="string">
                  <text:p text:style-name="P1">Идентификатор команды</text:p>
                </table:table-cell>
                <table:table-cell table:style-name="Table12.B2" office:value-type="float" office:value="1">
                  <text:p text:style-name="P3">1</text:p>
                </table:table-cell>
                <table:table-cell table:style-name="Table12.C3" office:value-type="float" office:value="6">
                  <text:p text:style-name="P3">6</text:p>
                </table:table-cell>
              </table:table-row>
              <table:table-row>
                <table:table-cell table:style-name="Table12.A2" office:value-type="string">
                  <text:p text:style-name="P1">Значение сигнала</text:p>
                </table:table-cell>
                <table:table-cell table:style-name="Table12.B2" office:value-type="float" office:value="4">
                  <text:p text:style-name="P3">4</text:p>
                </table:table-cell>
                <table:table-cell table:style-name="Table12.C2" office:value-type="string">
                  <text:p text:style-name="P1">Значение сигнала, передаваемого процессу-диспетчеру расчётных модулей. Возможные значения:</text:p>
                  <text:list xml:id="list2001636461185383189" text:style-name="L1">
                    <text:list-item>
                      <text:p text:style-name="P8">пауза = 23;</text:p>
                    </text:list-item>
                    <text:list-item>
                      <text:p text:style-name="P8">продолжение = 25;</text:p>
                    </text:list-item>
                    <text:list-item>
                      <text:p text:style-name="P8">убить процесс = 15.</text:p>
                    </text:list-item>
                  </text:list>
                </table:table-cell>
              </table:table-row>
            </table:table>
            <text:p text:style-name="P1">Одновременно клиент считывает данные, в соответствии с таблицей 2.5.12.</text:p>
            <text:p text:style-name="P1">Таблица 2.5.12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row>
                <table:table-cell table:style-name="Table13.A1" office:value-type="string">
                  <text:p text:style-name="P3">Описание</text:p>
                </table:table-cell>
                <table:table-cell table:style-name="Table13.A1" office:value-type="string">
                  <text:p text:style-name="P3">Размер, байт</text:p>
                </table:table-cell>
                <table:table-cell table:style-name="Table13.C1" office:value-type="string">
                  <text:p text:style-name="P3">Значение</text:p>
                </table:table-cell>
              </table:table-row>
              <table:table-row>
                <table:table-cell table:style-name="Table13.A2" office:value-type="string">
                  <text:p text:style-name="P1">Размер принимаемого пакета в байтах</text:p>
                </table:table-cell>
                <table:table-cell table:style-name="Table13.B2" office:value-type="float" office:value="4">
                  <text:p text:style-name="P3">4</text:p>
                </table:table-cell>
                <table:table-cell table:style-name="Table13.C2" office:value-type="string">
                  <text:p text:style-name="P1">Равно размеру принимаемых данных за исключением самого размера;</text:p>
                </table:table-cell>
              </table:table-row>
              <table:table-row>
                <table:table-cell table:style-name="Table13.A2" office:value-type="string">
                  <text:p text:style-name="P1">Результат операции соединения</text:p>
                </table:table-cell>
                <table:table-cell table:style-name="Table13.B2" office:value-type="float" office:value="1">
                  <text:p text:style-name="P3">1</text:p>
                </table:table-cell>
                <table:table-cell table:style-name="Table13.C2" office:value-type="string">
                  <text:p text:style-name="P1">Если больше нуля, то ошибка.</text:p>
                </table:table-cell>
              </table:table-row>
            </table:table>
            <text:p text:style-name="P1">9) Клиент ПК МВТУ-4 в процессе расчёта может сохранить для задачи именованный рестарт. Передаваемые клиентом данные представлены в таблице 2.5.13.</text:p>
            <text:p text:style-name="P1">Таблица 2.5.13</text:p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row>
                <table:table-cell table:style-name="Table14.A1" office:value-type="string">
                  <text:p text:style-name="P3">Описание</text:p>
                </table:table-cell>
                <table:table-cell table:style-name="Table14.A1" office:value-type="string">
                  <text:p text:style-name="P3">Размер, байт</text:p>
                </table:table-cell>
                <table:table-cell table:style-name="Table14.C1" office:value-type="string">
                  <text:p text:style-name="P3">Значение</text:p>
                </table:table-cell>
              </table:table-row>
              <table:table-row>
                <table:table-cell table:style-name="Table14.A2" office:value-type="string">
                  <text:p text:style-name="P1">Размер передаваемого пакета в байтах</text:p>
                </table:table-cell>
                <table:table-cell table:style-name="Table14.B2" office:value-type="float" office:value="4">
                  <text:p text:style-name="P3">4</text:p>
                </table:table-cell>
                <table:table-cell table:style-name="Table14.C2" office:value-type="string">
                  <text:p text:style-name="P1">Равно размеру всех данных в пакете начиная со следующего параметра (идентификатора команды)</text:p>
                </table:table-cell>
              </table:table-row>
              <table:table-row>
                <table:table-cell table:style-name="Table14.A2" office:value-type="string">
                  <text:p text:style-name="P1">Идентификатор команды</text:p>
                </table:table-cell>
                <table:table-cell table:style-name="Table14.B2" office:value-type="float" office:value="1">
                  <text:p text:style-name="P3">1</text:p>
                </table:table-cell>
                <table:table-cell table:style-name="Table14.C3" office:value-type="float" office:value="7">
                  <text:p text:style-name="P3">7</text:p>
                </table:table-cell>
              </table:table-row>
              <table:table-row>
                <table:table-cell table:style-name="Table14.A2" office:value-type="string">
                  <text:p text:style-name="P1">Размер имени рестарта в байтах NameSize</text:p>
                </table:table-cell>
                <table:table-cell table:style-name="Table14.B2" office:value-type="float" office:value="4">
                  <text:p text:style-name="P3">4</text:p>
                </table:table-cell>
                <table:table-cell table:style-name="Table14.C2" office:value-type="string">
                  <text:p text:style-name="P1">целое число</text:p>
                </table:table-cell>
              </table:table-row>
              <table:table-row>
                <table:table-cell table:style-name="Table14.A2" office:value-type="string">
                  <text:p text:style-name="P1">Имя рестарта в кодировке ASCII</text:p>
                </table:table-cell>
                <table:table-cell table:style-name="Table14.A2" office:value-type="string">
                  <text:p text:style-name="P1">NameSize</text:p>
                </table:table-cell>
                <table:table-cell table:style-name="Table14.C2" office:value-type="string">
                  <text:p text:style-name="P3"/>
                </table:table-cell>
              </table:table-row>
            </table:table>
            <text:p text:style-name="P1">Одновременно клиент считывает данные, в соответствии с таблицей 2.5.14.</text:p>
            <text:p text:style-name="P1">Таблица 2.5.14</text:p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>
                <table:table-cell table:style-name="Table15.A1" office:value-type="string">
                  <text:p text:style-name="P3">Описание</text:p>
                </table:table-cell>
                <table:table-cell table:style-name="Table15.A1" office:value-type="string">
                  <text:p text:style-name="P3">Размер, байт</text:p>
                </table:table-cell>
                <table:table-cell table:style-name="Table15.C1" office:value-type="string">
                  <text:p text:style-name="P3">Значение</text:p>
                </table:table-cell>
              </table:table-row>
              <table:table-row>
                <table:table-cell table:style-name="Table15.A2" office:value-type="string">
                  <text:p text:style-name="P1">Размер принимаемого пакета в байтах</text:p>
                </table:table-cell>
                <table:table-cell table:style-name="Table15.B2" office:value-type="float" office:value="4">
                  <text:p text:style-name="P3">4</text:p>
                </table:table-cell>
                <table:table-cell table:style-name="Table15.C2" office:value-type="string">
                  <text:p text:style-name="P1">Равно размеру принимаемых данных за исключением самого размера.</text:p>
                </table:table-cell>
              </table:table-row>
              <table:table-row>
                <table:table-cell table:style-name="Table15.A2" office:value-type="string">
                  <text:p text:style-name="P1">Результат операции соединения</text:p>
                </table:table-cell>
                <table:table-cell table:style-name="Table15.B2" office:value-type="float" office:value="1">
                  <text:p text:style-name="P3">1</text:p>
                </table:table-cell>
                <table:table-cell table:style-name="Table15.C2" office:value-type="string">
                  <text:p text:style-name="P1">0 – успешно</text:p>
                  <text:p text:style-name="P1">!= 0 – ошибка (код ошибки)</text:p>
                </table:table-cell>
              </table:table-row>
            </table:table>
            <text:p text:style-name="P1">10) Клиент ПК МВТУ-4 может в процессе расчёта загрузить именованный рестарт. Передаваемые клиентом данные представлены в таблице 2.5.15.</text:p>
            <text:p text:style-name="P1">Таблица 2.5.15</text:p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row>
                <table:table-cell table:style-name="Table16.A1" office:value-type="string">
                  <text:p text:style-name="P3">Описание</text:p>
                </table:table-cell>
                <table:table-cell table:style-name="Table16.A1" office:value-type="string">
                  <text:p text:style-name="P3">Размер, байт</text:p>
                </table:table-cell>
                <table:table-cell table:style-name="Table16.C1" office:value-type="string">
                  <text:p text:style-name="P3">Значение</text:p>
                </table:table-cell>
              </table:table-row>
              <table:table-row>
                <table:table-cell table:style-name="Table16.A2" office:value-type="string">
                  <text:p text:style-name="P1"><text:soft-page-break/>Размер передаваемого пакета в байтах</text:p>
                </table:table-cell>
                <table:table-cell table:style-name="Table16.B2" office:value-type="float" office:value="4">
                  <text:p text:style-name="P3">4</text:p>
                </table:table-cell>
                <table:table-cell table:style-name="Table16.C2" office:value-type="string">
                  <text:p text:style-name="P1">Равно размеру всех данных в пакете начиная со следующего параметра (идентификатора команды)</text:p>
                </table:table-cell>
              </table:table-row>
              <table:table-row>
                <table:table-cell table:style-name="Table16.A2" office:value-type="string">
                  <text:p text:style-name="P1">Идентификатор команды</text:p>
                </table:table-cell>
                <table:table-cell table:style-name="Table16.B2" office:value-type="float" office:value="1">
                  <text:p text:style-name="P3">1</text:p>
                </table:table-cell>
                <table:table-cell table:style-name="Table16.C3" office:value-type="float" office:value="8">
                  <text:p text:style-name="P3">8</text:p>
                </table:table-cell>
              </table:table-row>
              <table:table-row>
                <table:table-cell table:style-name="Table16.A2" office:value-type="string">
                  <text:p text:style-name="P1">Размер имени рестарта в байтах NameSize</text:p>
                </table:table-cell>
                <table:table-cell table:style-name="Table16.B2" office:value-type="float" office:value="4">
                  <text:p text:style-name="P3">4</text:p>
                </table:table-cell>
                <table:table-cell table:style-name="Table16.C2" office:value-type="string">
                  <text:p text:style-name="P1">целое число</text:p>
                </table:table-cell>
              </table:table-row>
              <table:table-row>
                <table:table-cell table:style-name="Table16.A2" office:value-type="string">
                  <text:p text:style-name="P1">Имя рестарта в кодировке ASCII</text:p>
                </table:table-cell>
                <table:table-cell table:style-name="Table16.A2" office:value-type="string">
                  <text:p text:style-name="P1">NameSize</text:p>
                </table:table-cell>
                <table:table-cell table:style-name="Table16.C2" office:value-type="string">
                  <text:p text:style-name="P3"/>
                </table:table-cell>
              </table:table-row>
            </table:table>
            <text:p text:style-name="P1">Одновременно клиент считывает данные, в соответствии с таблицей 2.5.16.</text:p>
            <text:p text:style-name="P1">Таблица 2.5.16</text:p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row>
                <table:table-cell table:style-name="Table17.A1" office:value-type="string">
                  <text:p text:style-name="P3">Описание</text:p>
                </table:table-cell>
                <table:table-cell table:style-name="Table17.A1" office:value-type="string">
                  <text:p text:style-name="P3">Размер, байт</text:p>
                </table:table-cell>
                <table:table-cell table:style-name="Table17.C1" office:value-type="string">
                  <text:p text:style-name="P3">Значение</text:p>
                </table:table-cell>
              </table:table-row>
              <table:table-row>
                <table:table-cell table:style-name="Table17.A2" office:value-type="string">
                  <text:p text:style-name="P1">Размер принимаемого пакета в байтах</text:p>
                </table:table-cell>
                <table:table-cell table:style-name="Table17.B2" office:value-type="float" office:value="4">
                  <text:p text:style-name="P3">4</text:p>
                </table:table-cell>
                <table:table-cell table:style-name="Table17.C2" office:value-type="string">
                  <text:p text:style-name="P1">Равно размеру принимаемых данных за исключением самого размера.</text:p>
                </table:table-cell>
              </table:table-row>
              <table:table-row>
                <table:table-cell table:style-name="Table17.A2" office:value-type="string">
                  <text:p text:style-name="P1">Результат операции соединения</text:p>
                </table:table-cell>
                <table:table-cell table:style-name="Table17.B2" office:value-type="float" office:value="1">
                  <text:p text:style-name="P3">1</text:p>
                </table:table-cell>
                <table:table-cell table:style-name="Table17.C2" office:value-type="string">
                  <text:p text:style-name="P1">0 – успешно</text:p>
                  <text:p text:style-name="P1">!= 0 – ошибка (код ошибки)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етевой протокол сервера отладки</dc:title>
    <dc:date>2012-01-22T04:57:16.50</dc:date>
    <meta:generator>OpenOffice_Beta/4.1.0$Win32 OpenOffice.org_project/410m14$Build-9760</meta:generator>
    <meta:editing-duration>PT6H58M29S</meta:editing-duration>
    <meta:editing-cycles>154</meta:editing-cycles>
    <dc:creator>Александр </dc:creator>
    <meta:document-statistic meta:table-count="17" meta:image-count="0" meta:object-count="0" meta:page-count="5" meta:paragraph-count="280" meta:word-count="1368" meta:character-count="9077"/>
    <meta:user-defined meta:name="Поле 1"/>
    <meta:user-defined meta:name="Поле 2"/>
    <meta:user-defined meta:name="Поле 3"/>
    <meta:user-defined meta:name="Поле 4"/>
  </office:meta>
</office:document-meta>
</file>